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046cm" style:use-optimal-column-width="false"/>
    </style:style>
    <style:style style:name="co2" style:family="table-column">
      <style:table-column-properties style:column-width="1.042cm" style:use-optimal-column-width="false"/>
    </style:style>
    <style:style style:name="co3" style:family="table-column">
      <style:table-column-properties style:column-width="1.049cm" style:use-optimal-column-width="false"/>
    </style:style>
    <style:style style:name="co4" style:family="table-column">
      <style:table-column-properties style:column-width="1.047cm" style:use-optimal-column-width="false"/>
    </style:style>
    <style:style style:name="co5" style:family="table-column">
      <style:table-column-properties style:column-width="1.05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975cm"/>
    </style:style>
    <style:style style:name="ce1" style:family="table-cell">
      <style:text-properties style:use-window-font-color="true" fo:background-color="transparent"/>
    </style:style>
    <style:style style:name="P1" style:family="paragraph">
      <style:text-properties fo:background-color="transparent"/>
    </style:style>
    <style:style style:name="P2" style:family="paragraph">
      <style:text-properties style:use-window-font-color="true" fo:background-color="transparen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use-window-font-color="true" fo:background-color="#0066b3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ed1c24" fo:background-color="transparent"/>
    </style:style>
    <style:style style:name="P8" style:family="paragraph">
      <style:text-properties fo:color="#faa61a"/>
    </style:style>
    <style:style style:name="P9" style:family="paragraph">
      <loext:graphic-properties draw:fill="none" draw:fill-color="#ffffff"/>
      <style:text-properties fo:color="#faa61a" fo:background-color="transparent"/>
    </style:style>
    <style:style style:name="P10" style:family="paragraph">
      <style:text-properties fo:color="#0066b3"/>
    </style:style>
    <style:style style:name="P11" style:family="paragraph">
      <loext:graphic-properties draw:fill="none" draw:fill-color="#ffffff"/>
      <style:text-properties fo:color="#0066b3" fo:background-color="transparent"/>
    </style:style>
    <style:style style:name="P12" style:family="paragraph">
      <loext:graphic-properties draw:fill="none" draw:fill-color="#ffffff"/>
      <style:text-properties fo:color="#ed1c24"/>
    </style:style>
    <style:style style:name="T1" style:family="text">
      <style:text-properties style:use-window-font-color="true" fo:background-color="transparen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d1c24" fo:background-color="transparent"/>
    </style:style>
    <style:style style:name="T4" style:family="text">
      <style:text-properties fo:color="#faa61a" fo:background-color="transparent"/>
    </style:style>
    <style:style style:name="T5" style:family="text">
      <style:text-properties fo:color="#0066b3" fo:background-color="transparent"/>
    </style:style>
    <style:style style:name="T6" style:family="text">
      <style:text-properties fo:color="#ed1c24"/>
    </style:style>
    <style:style style:name="T7" style:family="text">
      <style:text-properties fo:color="#faa61a"/>
    </style:style>
    <style:style style:name="T8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3.133cm" svg:height="1.943cm" svg:x="9.266cm" svg:y="1.3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3.144cm" svg:height="1.945cm" svg:x="2.744cm" svg:y="4.0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3.146cm" svg:height="1.947cm" svg:x="14.668cm" svg:y="4.01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/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3.146cm" svg:height="1.947cm" svg:x="2.697cm" svg:y="6.93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3.146cm" svg:height="1.947cm" svg:x="17.414cm" svg:y="7.0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3.146cm" svg:height="1.947cm" svg:x="12.257cm" svg:y="7.0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/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0" draw:id="id10" draw:layer="layout" svg:width="3.146cm" svg:height="1.947cm" svg:x="4.647cm" svg:y="10.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2">1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/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1" draw:id="id11" draw:layer="layout" svg:width="3.146cm" svg:height="1.947cm" svg:x="1cm" svg:y="10.11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2">3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7" draw:id="id7" draw:layer="layout" svg:width="3.148cm" svg:height="1.949cm" svg:x="13.858cm" svg:y="9.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9" draw:id="id9" draw:layer="layout" svg:width="3.146cm" svg:height="1.947cm" svg:x="17.383cm" svg:y="9.86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8" draw:id="id8" draw:layer="layout" svg:width="3.148cm" svg:height="1.949cm" svg:x="10.534cm" svg:y="9.892cm">
          <table:table table:template-name="green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" draw:text-style-name="P3" draw:layer="layout" draw:type="line" svg:x1="10.832cm" svg:y1="3.32cm" svg:x2="4.316cm" svg:y2="4.029cm" draw:start-shape="id1" draw:start-glue-point="2" draw:end-shape="id2" draw:end-glue-point="0" svg:d="M10832 3320l-6516 709" svg:viewBox="0 0 6517 710">
          <text:p/>
        </draw:connector>
        <draw:connector draw:style-name="gr1" draw:text-style-name="P3" draw:layer="layout" draw:type="line" svg:x1="10.832cm" svg:y1="3.32cm" svg:x2="16.241cm" svg:y2="4.016cm" draw:start-shape="id1" draw:start-glue-point="2" draw:end-shape="id3" draw:end-glue-point="0" svg:d="M10832 3320l5409 696" svg:viewBox="0 0 5410 697">
          <text:p/>
        </draw:connector>
        <draw:connector draw:style-name="gr1" draw:text-style-name="P4" draw:layer="layout" draw:type="line" svg:x1="4.316cm" svg:y1="5.974cm" svg:x2="4.27cm" svg:y2="6.934cm" draw:start-shape="id2" draw:start-glue-point="2" draw:end-shape="id4" draw:end-glue-point="0" svg:d="M4316 5974l-46 960" svg:viewBox="0 0 47 961">
          <text:p/>
        </draw:connector>
        <draw:connector draw:style-name="gr1" draw:text-style-name="P3" draw:layer="layout" draw:type="line" svg:x1="16.241cm" svg:y1="5.963cm" svg:x2="18.987cm" svg:y2="7.081cm" draw:start-shape="id3" draw:start-glue-point="2" draw:end-shape="id5" draw:end-glue-point="0" svg:d="M16241 5963l2746 1118" svg:viewBox="0 0 2747 1119">
          <text:p/>
        </draw:connector>
        <draw:connector draw:style-name="gr1" draw:text-style-name="P3" draw:layer="layout" draw:type="line" svg:x1="16.241cm" svg:y1="5.963cm" svg:x2="13.83cm" svg:y2="7.091cm" draw:start-shape="id3" draw:start-glue-point="2" draw:end-shape="id6" draw:end-glue-point="0" svg:d="M16241 5963l-2411 1128" svg:viewBox="0 0 2412 1129">
          <text:p/>
        </draw:connector>
        <draw:connector draw:style-name="gr1" draw:text-style-name="P3" draw:layer="layout" draw:type="line" svg:x1="13.83cm" svg:y1="9.038cm" svg:x2="15.432cm" svg:y2="9.91cm" draw:start-shape="id6" draw:start-glue-point="2" draw:end-shape="id7" draw:end-glue-point="0" svg:d="M13830 9038l1602 872" svg:viewBox="0 0 1603 873">
          <text:p/>
        </draw:connector>
        <draw:connector draw:style-name="gr1" draw:text-style-name="P3" draw:layer="layout" draw:type="line" svg:x1="13.83cm" svg:y1="9.038cm" svg:x2="12.108cm" svg:y2="9.892cm" draw:start-shape="id6" draw:start-glue-point="2" draw:end-shape="id8" draw:end-glue-point="0" svg:d="M13830 9038l-1722 854" svg:viewBox="0 0 1723 855">
          <text:p/>
        </draw:connector>
        <draw:connector draw:style-name="gr1" draw:text-style-name="P3" draw:layer="layout" draw:type="line" svg:x1="18.987cm" svg:y1="9.028cm" svg:x2="18.956cm" svg:y2="9.867cm" draw:start-shape="id5" draw:start-glue-point="2" draw:end-shape="id9" draw:end-glue-point="0" svg:d="M18987 9028l-31 839" svg:viewBox="0 0 32 840">
          <text:p/>
        </draw:connector>
        <draw:connector draw:style-name="gr1" draw:text-style-name="P3" draw:layer="layout" draw:type="line" svg:x1="4.27cm" svg:y1="8.881cm" svg:x2="6.22cm" svg:y2="10.1cm" draw:start-shape="id4" draw:start-glue-point="2" draw:end-shape="id10" draw:end-glue-point="0" svg:d="M4270 8881l1950 1219" svg:viewBox="0 0 1951 1220">
          <text:p/>
        </draw:connector>
        <draw:connector draw:style-name="gr1" draw:text-style-name="P3" draw:layer="layout" draw:type="line" svg:x1="4.27cm" svg:y1="8.881cm" svg:x2="2.573cm" svg:y2="10.113cm" draw:start-shape="id4" draw:start-glue-point="2" draw:end-shape="id11" draw:end-glue-point="0" svg:d="M4270 8881l-1697 1232" svg:viewBox="0 0 1698 1233">
          <text:p/>
        </draw:connector>
        <draw:frame draw:style-name="gr2" draw:text-style-name="P5" draw:layer="layout" svg:width="7.44cm" svg:height="0.725cm" svg:x="1cm" svg:y="1.075cm">
          <draw:text-box>
            <text:p><text:span text:style-name="T2">*left is moving lower numbered piece</text:span></text:p>
          </draw:text-box>
        </draw:frame>
        <draw:frame draw:style-name="gr3" draw:text-style-name="P6" draw:layer="layout" svg:width="0.853cm" svg:height="0.962cm" svg:x="7.1cm" svg:y="2.9cm">
          <draw:text-box>
            <text:p>2</text:p>
          </draw:text-box>
        </draw:frame>
        <draw:frame draw:style-name="gr3" draw:text-style-name="P6" draw:layer="layout" svg:width="0.853cm" svg:height="0.962cm" svg:x="13.4cm" svg:y="2.938cm">
          <draw:text-box>
            <text:p>3</text:p>
          </draw:text-box>
        </draw:frame>
        <draw:frame draw:style-name="gr3" draw:text-style-name="P6" draw:layer="layout" svg:width="0.853cm" svg:height="0.962cm" svg:x="4.4cm" svg:y="5.9cm">
          <draw:text-box>
            <text:p>4</text:p>
          </draw:text-box>
        </draw:frame>
        <draw:frame draw:style-name="gr4" draw:text-style-name="P6" draw:layer="layout" svg:width="0.853cm" svg:height="0.962cm" svg:x="14.247cm" svg:y="5.9cm">
          <draw:text-box>
            <text:p>4</text:p>
          </draw:text-box>
        </draw:frame>
        <draw:frame draw:style-name="gr3" draw:text-style-name="P6" draw:layer="layout" svg:width="0.853cm" svg:height="0.962cm" svg:x="17.747cm" svg:y="5.938cm">
          <draw:text-box>
            <text:p>5</text:p>
          </draw:text-box>
        </draw:frame>
        <draw:frame draw:style-name="gr4" draw:text-style-name="P6" draw:layer="layout" svg:width="0.853cm" svg:height="0.962cm" svg:x="11.947cm" svg:y="8.838cm">
          <draw:text-box>
            <text:p>1</text:p>
          </draw:text-box>
        </draw:frame>
        <draw:frame draw:style-name="gr3" draw:text-style-name="P6" draw:layer="layout" svg:width="0.853cm" svg:height="0.962cm" svg:x="15cm" svg:y="9cm">
          <draw:text-box>
            <text:p>2</text:p>
          </draw:text-box>
        </draw:frame>
        <draw:frame draw:style-name="gr3" draw:text-style-name="P6" draw:layer="layout" svg:width="0.853cm" svg:height="0.962cm" svg:x="18.147cm" svg:y="8.938cm">
          <draw:text-box>
            <text:p>1</text:p>
          </draw:text-box>
        </draw:frame>
        <draw:frame draw:style-name="gr3" draw:text-style-name="P7" draw:layer="layout" svg:width="0.853cm" svg:height="0.962cm" svg:x="8.547cm" svg:y="1.238cm">
          <draw:text-box>
            <text:p><text:span text:style-name="T3">1</text:span></text:p>
          </draw:text-box>
        </draw:frame>
        <draw:frame draw:style-name="gr3" draw:text-style-name="P7" draw:layer="layout" svg:width="0.853cm" svg:height="0.962cm" svg:x="13.747cm" svg:y="3.938cm">
          <draw:text-box>
            <text:p><text:span text:style-name="T3">3</text:span></text:p>
          </draw:text-box>
        </draw:frame>
        <draw:frame draw:style-name="gr3" draw:text-style-name="P7" draw:layer="layout" svg:width="0.853cm" svg:height="0.962cm" svg:x="11.2cm" svg:y="7.1cm">
          <draw:text-box>
            <text:p><text:span text:style-name="T3">5</text:span></text:p>
          </draw:text-box>
        </draw:frame>
        <draw:frame draw:style-name="gr3" draw:text-style-name="P7" draw:layer="layout" svg:width="0.853cm" svg:height="0.962cm" svg:x="16.4cm" svg:y="7.038cm">
          <draw:text-box>
            <text:p><text:span text:style-name="T3">6</text:span></text:p>
          </draw:text-box>
        </draw:frame>
        <draw:frame draw:style-name="gr3" draw:text-style-name="P7" draw:layer="layout" svg:width="0.853cm" svg:height="0.962cm" svg:x="1.8cm" svg:y="4cm">
          <draw:text-box>
            <text:p><text:span text:style-name="T3">2</text:span></text:p>
          </draw:text-box>
        </draw:frame>
        <draw:frame draw:style-name="gr3" draw:text-style-name="P7" draw:layer="layout" svg:width="0.853cm" svg:height="0.962cm" svg:x="1.7cm" svg:y="6.838cm">
          <draw:text-box>
            <text:p><text:span text:style-name="T3">4</text:span></text:p>
          </draw:text-box>
        </draw:frame>
        <draw:frame draw:style-name="gr3" draw:text-style-name="P7" draw:layer="layout" svg:width="0.853cm" svg:height="0.962cm" svg:x="0.947cm" svg:y="9.2cm">
          <draw:text-box>
            <text:p><text:span text:style-name="T3">7</text:span></text:p>
          </draw:text-box>
        </draw:frame>
        <draw:frame draw:style-name="gr3" draw:text-style-name="P7" draw:layer="layout" svg:width="0.853cm" svg:height="0.962cm" svg:x="4.347cm" svg:y="9.3cm">
          <draw:text-box>
            <text:p><text:span text:style-name="T3">8</text:span></text:p>
          </draw:text-box>
        </draw:frame>
        <draw:frame draw:style-name="gr3" draw:text-style-name="P6" draw:layer="layout" svg:width="0.853cm" svg:height="0.962cm" svg:x="5.247cm" svg:y="8.838cm">
          <draw:text-box>
            <text:p>3</text:p>
          </draw:text-box>
        </draw:frame>
        <draw:frame draw:style-name="gr3" draw:text-style-name="P6" draw:layer="layout" svg:width="0.853cm" svg:height="0.962cm" svg:x="2.647cm" svg:y="8.838cm">
          <draw:text-box>
            <text:p>1</text:p>
          </draw:text-box>
        </draw:frame>
        <draw:frame draw:style-name="gr3" draw:text-style-name="P7" draw:layer="layout" svg:width="0.853cm" svg:height="0.962cm" svg:x="9.7cm" svg:y="9.9cm">
          <draw:text-box>
            <text:p><text:span text:style-name="T3">9</text:span></text:p>
          </draw:text-box>
        </draw:frame>
        <draw:frame draw:style-name="gr3" draw:text-style-name="P9" draw:layer="layout" svg:width="0.853cm" svg:height="0.962cm" svg:x="8.6cm" svg:y="2.238cm">
          <draw:text-box>
            <text:p text:style-name="P8"><text:span text:style-name="T4">1</text:span></text:p>
          </draw:text-box>
        </draw:frame>
        <draw:frame draw:style-name="gr3" draw:text-style-name="P11" draw:layer="layout" svg:width="0.853cm" svg:height="0.962cm" svg:x="12.5cm" svg:y="1.3cm">
          <draw:text-box>
            <text:p text:style-name="P10"><text:span text:style-name="T5">1</text:span></text:p>
          </draw:text-box>
        </draw:frame>
        <draw:frame draw:style-name="gr5" draw:text-style-name="P12" draw:layer="layout" svg:width="4.308cm" svg:height="2.384cm" svg:x="7cm" svg:y="13.016cm">
          <draw:text-box>
            <text:p><text:span text:style-name="T6">Red: BFS</text:span></text:p>
            <text:p><text:span text:style-name="T7">Orange: UCS</text:span></text:p>
            <text:p><text:span text:style-name="T8">Blue: I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1:18:08.712000000</meta:creation-date>
    <dc:date>2018-01-30T15:51:38.389000000</dc:date>
    <meta:editing-duration>PT2H29M43S</meta:editing-duration>
    <meta:editing-cycles>15</meta:editing-cycles>
    <meta:generator>LibreOffice/5.4.3.2$Windows_X86_64 LibreOffice_project/92a7159f7e4af62137622921e809f8546db437e5</meta:generator>
    <meta:document-statistic meta:object-count="44"/>
  </office:meta>
</office:document-meta>
</file>